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0b6" officeooo:paragraph-rsid="0014d0b6"/>
    </style:style>
    <style:style style:name="P2" style:family="paragraph" style:parent-style-name="Standard">
      <style:text-properties officeooo:rsid="001536db" officeooo:paragraph-rsid="001536db"/>
    </style:style>
    <style:style style:name="P3" style:family="paragraph" style:parent-style-name="Standard">
      <style:text-properties officeooo:rsid="0017178c" officeooo:paragraph-rsid="0017178c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4d0b6" officeooo:paragraph-rsid="0014d0b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folio </text:p>
      <text:p text:style-name="P1"/>
      <text:p text:style-name="P1"/>
      <text:p text:style-name="P5">Portada: una sección de bienvenida que incluye tu nombre y tu ocupación, junto con una breve descripción de quién eres y qué haces.</text:p>
      <text:list xml:id="list538656750" text:style-name="L1">
        <text:list-item>
          <text:p text:style-name="P4">Sobre mí: una sección que ofrece más detalles sobre ti, tus habilidades, tus logros y tu experiencia laboral. Puedes incluir también una foto tuya y tu información de contacto.</text:p>
        </text:list-item>
        <text:list-item>
          <text:p text:style-name="P4">Proyectos: una sección que destaca tus proyectos más destacados. Puedes presentar tus proyectos de diversas formas, como una galería de imágenes, una lista de proyectos, o un portafolio interactivo que permite al visitante hacer clic en cada proyecto para obtener más información.</text:p>
        </text:list-item>
        <text:list-item>
          <text:p text:style-name="P4">Experiencia laboral: una sección que detalla tu experiencia laboral, incluyendo información sobre las empresas para las que has trabajado, tus responsabilidades, tus logros y tus habilidades desarrolladas.</text:p>
        </text:list-item>
        <text:list-item>
          <text:p text:style-name="P4">Testimonios: una sección que incluye comentarios y opiniones de clientes anteriores, colegas o empleadores que puedan recomendar tus servicios y habilidades.</text:p>
        </text:list-item>
        <text:list-item>
          <text:p text:style-name="P4">Habilidades: una sección que describe tus habilidades técnicas, tu experiencia y tus conocimientos en áreas específicas.</text:p>
        </text:list-item>
        <text:list-item>
          <text:p text:style-name="P4">Blog: si tienes un blog, puedes incluir una sección en tu sitio web para compartir tus pensamientos, consejos y recursos sobre tu área de experiencia.</text:p>
        </text:list-item>
        <text:list-item>
          <text:p text:style-name="P4">Contacto: una sección con información de contacto para que los visitantes puedan ponerse en contacto contigo, como un formulario de contacto, correo electrónico, número de teléfono o enlaces a tus redes sociales.</text:p>
        </text:list-item>
      </text:list>
      <text:p text:style-name="P1"/>
      <text:p text:style-name="P1"/>
      <text:p text:style-name="P1"/>
      <text:p text:style-name="P2">PALETA DE COLORES </text:p>
      <text:p text:style-name="P2"/>
      <text:p text:style-name="P2"/>
      <text:p text:style-name="P2">MAIN: #101728</text:p>
      <text:p text:style-name="P2">SECOND: #11b6a2</text:p>
      <text:p text:style-name="P2">TRE: #ffd24a</text:p>
      <text:p text:style-name="P2"/>
      <text:p text:style-name="P2"/>
      <text:p text:style-name="P2"/>
      <text:p text:style-name="P3">FONT: CODEC PRO EXTRABO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2:52:53.511238421</meta:creation-date>
    <dc:date>2023-05-01T15:30:04.258660592</dc:date>
    <meta:editing-duration>PT2H37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36" meta:character-count="1539" meta:non-whitespace-character-count="1322"/>
  </office:meta>
</office:document-meta>
</file>